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Overpass" svg:font-family="Overpa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style:font-name="Overpass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paragraph-properties style:writing-mode="lr-tb"/>
      <style:text-properties style:font-name="Overpass" fo:font-size="12pt"/>
    </style:style>
    <style:style style:name="T1" style:family="text">
      <style:text-properties style:font-name="Overpass"/>
    </style:style>
    <style:style style:name="T2" style:family="text">
      <style:text-properties style:font-name="Overpass" fo:font-size="12pt"/>
    </style:style>
    <style:style style:name="gr1" style:family="graphic">
      <style:graphic-properties draw:stroke="none" svg:stroke-color="#000000" draw:fill="none" draw:fill-color="#ffffff" fo:min-height="1.2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3.3465in" fo:min-width="3.9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6.5626in" fo:min-width="5.3646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text:anchor-type="paragraph" draw:z-index="0" draw:name="Shape2" draw:style-name="gr5" draw:text-style-name="P1" svg:width="3.063in" svg:height="1.0567in" svg:x="0.4728in" svg:y="1.5236in"><draw:text-box><text:p><text:span text:style-name="T1">ifdef::context[:parent-context: {context}]</text:span></text:p><text:p><text:span text:style-name="T1"/></text:p><text:p><text:span text:style-name="T1">[id="assembly-1"]</text:span></text:p><text:p><text:span text:style-name="T1">= Assembly 1</text:span></text:p><text:p><text:span text:style-name="T1">:context: 1</text:span></text:p></draw:text-box></draw:frame><draw:custom-shape text:anchor-type="paragraph" draw:z-index="1" draw:name="Shape3" draw:style-name="gr4" draw:text-style-name="P2" svg:width="5.365in" svg:height="6.563in" svg:x="0.2646in" svg:y="1.2528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" draw:name="Shape2_0" draw:style-name="gr1" draw:text-style-name="P3" svg:width="4.6461in" svg:height="1.2677in" svg:x="0.4937in" svg:y="6.5047in"><draw:text-box><text:p><text:span text:style-name="T2">[role="_additional-resources"]</text:span></text:p><text:p><text:span text:style-name="T2">== Additional resources 1</text:span></text:p><text:p><text:span text:style-name="T2"/></text:p><text:p><text:span text:style-name="T2">ifdef::parent-context[:context: {parent-context}]</text:span></text:p><text:p><text:span text:style-name="T2">ifndef::parent-context[:!context:]</text:span></text:p></draw:text-box></draw:frame><draw:custom-shape text:anchor-type="paragraph" draw:z-index="3" draw:name="Shape1" draw:style-name="gr3" draw:text-style-name="P2" svg:width="3.9898in" svg:height="3.3469in" svg:x="0.8791in" svg:y="2.8547in"><text:p/><draw:enhanced-geometry svg:viewBox="0 0 21600 21600" draw:type="rectangle" draw:enhanced-path="M 0 0 L 21600 0 21600 21600 0 21600 0 0 Z N"/></draw:custom-shape><draw:frame text:anchor-type="paragraph" draw:z-index="4" draw:name="Shape2_1" draw:style-name="gr2" draw:text-style-name="P1" svg:width="3.063in" svg:height="1.4787in" svg:x="1.0146in" svg:y="3.0425in"><draw:text-box><text:p><text:span text:style-name="T1">ifdef::context[:parent-context: {context}]</text:span></text:p><text:p><text:span text:style-name="T1"/></text:p><text:p><text:span text:style-name="T1">[id="assembly-2"]</text:span></text:p><text:p><text:span text:style-name="T1">= Assembly 2</text:span></text:p><text:p><text:span text:style-name="T1">:context: 2</text:span></text:p><text:p><text:span text:style-name="T1"/></text:p><text:p><text:span text:style-name="T1">. . .</text:span></text:p></draw:text-box></draw:frame><draw:frame text:anchor-type="paragraph" draw:z-index="5" draw:name="Shape2_2" draw:style-name="gr1" draw:text-style-name="P1" svg:width="3.7921in" svg:height="1.2677in" svg:x="1.0252in" svg:y="4.9339in"><draw:text-box><text:p><text:span text:style-name="T1">[role="_additional-resources"]</text:span></text:p><text:p><text:span text:style-name="T1">== Additional resources 2</text:span></text:p><text:p><text:span text:style-name="T1"/></text:p><text:p><text:span text:style-name="T2">ifdef::parent-context[:context: {parent-context}]</text:span></text:p><text:p><text:span text:style-name="T2">ifndef::parent-context[:!context:]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Overpass" svg:font-family="Overpa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8-17T11:14:41.500473960</meta:creation-date>
    <dc:date>2021-08-17T11:47:43.808828005</dc:date>
    <meta:editing-duration>PT17M5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